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5.4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05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 style:data-style-name="N10118">
      <style:table-cell-properties style:rotation-align="none"/>
    </style:style>
  </office:automatic-styles>
  <office:body>
    <office:spreadsheet>
      <table:calculation-settings table:automatic-find-labels="false"/>
      <table:table table:name="Comman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3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Order 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Quantity of items purchased</text:p>
          </table:table-cell>
          <table:table-cell office:value-type="string" calcext:value-type="string">
            <text:p>Product variations</text:p>
          </table:table-cell>
          <table:table-cell office:value-type="string" calcext:value-type="string">
            <text:p>Total en euro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tem_total</text:p>
          </table:table-cell>
          <table:table-cell table:style-name="ce2" office:value-type="string" calcext:value-type="string">
            <text:p>status</text:p>
          </table:table-cell>
          <table:table-cell office:value-type="string" calcext:value-type="string">
            <text:p>order_total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item_product_id</text:p>
          </table:table-cell>
          <table:table-cell office:value-type="string" calcext:value-type="string">
            <text:p>fee_items</text:p>
          </table:table-cell>
          <table:table-cell office:value-type="string" calcext:value-type="string">
            <text:p>tax_items</text:p>
          </table:table-cell>
          <table:table-cell office:value-type="string" calcext:value-type="string">
            <text:p>coupon_items</text:p>
          </table:table-cell>
          <table:table-cell office:value-type="string" calcext:value-type="string">
            <text:p>download_permissions_granted</text:p>
          </table:table-cell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string" calcext:value-type="string">
            <text:p>Chartres -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10:40:39" calcext:value-type="date">
            <text:p>16/02/2017 10:4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402" calcext:value-type="float">
            <text:p>25402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4" calcext:value-type="float">
            <text:p>15574</text:p>
          </table:table-cell>
          <table:table-cell office:value-type="string" calcext:value-type="string">
            <text:p>Laval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8:04:14" calcext:value-type="date">
            <text:p>04/03/2017 18:0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294" calcext:value-type="float">
            <text:p>36294</text:p>
          </table:table-cell>
          <table:table-cell office:value-type="float" office:value="10545" calcext:value-type="float">
            <text:p>105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14" calcext:value-type="float">
            <text:p>12114</text:p>
          </table:table-cell>
          <table:table-cell office:value-type="string" calcext:value-type="string">
            <text:p>Anger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1T22:29:32" calcext:value-type="date">
            <text:p>21/02/2017 22:2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149" calcext:value-type="float">
            <text:p>28149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9" calcext:value-type="float">
            <text:p>10879</text:p>
          </table:table-cell>
          <table:table-cell office:value-type="string" calcext:value-type="string">
            <text:p>Narbo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11:32:52" calcext:value-type="date">
            <text:p>16/02/2017 11:3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433" calcext:value-type="float">
            <text:p>25433</text:p>
          </table:table-cell>
          <table:table-cell office:value-type="float" office:value="10595" calcext:value-type="float">
            <text:p>1059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3" calcext:value-type="float">
            <text:p>14773</text:p>
          </table:table-cell>
          <table:table-cell office:value-type="string" calcext:value-type="string">
            <text:p>Saint-Brieuc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00:44:28" calcext:value-type="date">
            <text:p>02/03/2017 00:4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069" calcext:value-type="float">
            <text:p>34069</text:p>
          </table:table-cell>
          <table:table-cell office:value-type="float" office:value="10555" calcext:value-type="float">
            <text:p>1055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6" calcext:value-type="float">
            <text:p>12696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5T11:49:20.000001" calcext:value-type="date">
            <text:p>25/02/2017 11:4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405" calcext:value-type="float">
            <text:p>29405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47" calcext:value-type="float">
            <text:p>12447</text:p>
          </table:table-cell>
          <table:table-cell office:value-type="string" calcext:value-type="string">
            <text:p>Argenta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3T18:48:24" calcext:value-type="date">
            <text:p>23/02/2017 18:4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8825" calcext:value-type="float">
            <text:p>28825</text:p>
          </table:table-cell>
          <table:table-cell office:value-type="float" office:value="10388" calcext:value-type="float">
            <text:p>103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03" calcext:value-type="float">
            <text:p>16303</text:p>
          </table:table-cell>
          <table:table-cell office:value-type="string" calcext:value-type="string">
            <text:p>Rodez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19:25:35" calcext:value-type="date">
            <text:p>07/03/2017 19:2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775" calcext:value-type="float">
            <text:p>38775</text:p>
          </table:table-cell>
          <table:table-cell office:value-type="float" office:value="10569" calcext:value-type="float">
            <text:p>1056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40" calcext:value-type="float">
            <text:p>19440</text:p>
          </table:table-cell>
          <table:table-cell office:value-type="string" calcext:value-type="string">
            <text:p>Provin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4T20:32:48" calcext:value-type="date">
            <text:p>14/03/2017 20:3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3436" calcext:value-type="float">
            <text:p>43436</text:p>
          </table:table-cell>
          <table:table-cell office:value-type="float" office:value="10579" calcext:value-type="float">
            <text:p>1057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2" calcext:value-type="float">
            <text:p>18132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23:14:24" calcext:value-type="date">
            <text:p>12/03/2017 23:1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018" calcext:value-type="float">
            <text:p>42018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6" calcext:value-type="float">
            <text:p>12026</text:p>
          </table:table-cell>
          <table:table-cell office:value-type="string" calcext:value-type="string">
            <text:p>Bourg en Bres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6:53:17" calcext:value-type="date">
            <text:p>21/02/2017 16:5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967" calcext:value-type="float">
            <text:p>27967</text:p>
          </table:table-cell>
          <table:table-cell office:value-type="float" office:value="10412" calcext:value-type="float">
            <text:p>1041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3" calcext:value-type="float">
            <text:p>19783</text:p>
          </table:table-cell>
          <table:table-cell office:value-type="string" calcext:value-type="string">
            <text:p>Dunkerque / Calais / Abbeville / Boulogne-sur-Mer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Boulogne-sur-Mer</text:p>
          </table:table-cell>
          <table:table-cell office:value-type="string" calcext:value-type="string">
            <text:p>22.00</text:p>
          </table:table-cell>
          <table:table-cell office:value-type="date" office:date-value="2017-03-16T03:55:50" calcext:value-type="date">
            <text:p>16/03/2017 03:5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4256" calcext:value-type="float">
            <text:p>44256</text:p>
          </table:table-cell>
          <table:table-cell office:value-type="float" office:value="17558" calcext:value-type="float">
            <text:p>1755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9" calcext:value-type="float">
            <text:p>17089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9T11:20:13" calcext:value-type="date">
            <text:p>09/03/2017 11:2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849" calcext:value-type="float">
            <text:p>3984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5" calcext:value-type="float">
            <text:p>19425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4T19:50:33" calcext:value-type="date">
            <text:p>14/03/2017 19:5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3374" calcext:value-type="float">
            <text:p>43374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9" calcext:value-type="float">
            <text:p>19909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6T16:39:03" calcext:value-type="date">
            <text:p>16/03/2017 16:3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510" calcext:value-type="float">
            <text:p>44510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Nant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16T18:17:23" calcext:value-type="date">
            <text:p>16/02/2017 18:17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5686" calcext:value-type="float">
            <text:p>25686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Nîm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3T20:38:00" calcext:value-type="date">
            <text:p>03/03/2017 20:3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5588" calcext:value-type="float">
            <text:p>35588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string" calcext:value-type="string">
            <text:p>Montbéliard / Belfort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Belfort</text:p>
          </table:table-cell>
          <table:table-cell office:value-type="string" calcext:value-type="string">
            <text:p>44.00</text:p>
          </table:table-cell>
          <table:table-cell office:value-type="date" office:date-value="2017-03-12T19:56:13" calcext:value-type="date">
            <text:p>12/03/2017 19:5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766" calcext:value-type="float">
            <text:p>41766</text:p>
          </table:table-cell>
          <table:table-cell office:value-type="float" office:value="16540" calcext:value-type="float">
            <text:p>1654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6" calcext:value-type="float">
            <text:p>10846</text:p>
          </table:table-cell>
          <table:table-cell office:value-type="string" calcext:value-type="string">
            <text:p>Saint-Brieuc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16T10:09:16" calcext:value-type="date">
            <text:p>16/02/2017 10:0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5356" calcext:value-type="float">
            <text:p>25356</text:p>
          </table:table-cell>
          <table:table-cell office:value-type="float" office:value="10555" calcext:value-type="float">
            <text:p>1055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string" calcext:value-type="string">
            <text:p>Chartr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01:55:19" calcext:value-type="date">
            <text:p>07/03/2017 01:5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02.90</text:p>
          </table:table-cell>
          <table:table-cell office:value-type="float" office:value="38217" calcext:value-type="float">
            <text:p>38217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5" calcext:value-type="float">
            <text:p>17215</text:p>
          </table:table-cell>
          <table:table-cell office:value-type="string" calcext:value-type="string">
            <text:p>Livret thématique "Déchets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09T19:28:35" calcext:value-type="date">
            <text:p>09/03/2017 19:2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65.50</text:p>
          </table:table-cell>
          <table:table-cell office:value-type="float" office:value="40145" calcext:value-type="float">
            <text:p>40145</text:p>
          </table:table-cell>
          <table:table-cell office:value-type="float" office:value="12369" calcext:value-type="float">
            <text:p>1236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8:56:04.000001" calcext:value-type="date">
            <text:p>03/03/2017 18:5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510" calcext:value-type="float">
            <text:p>35510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36" calcext:value-type="float">
            <text:p>16336</text:p>
          </table:table-cell>
          <table:table-cell office:value-type="string" calcext:value-type="string">
            <text:p>Badge "phi" !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.00</text:p>
          </table:table-cell>
          <table:table-cell office:value-type="date" office:date-value="2017-03-07T20:49:53" calcext:value-type="date">
            <text:p>07/03/2017 20:49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8.90</text:p>
          </table:table-cell>
          <table:table-cell office:value-type="float" office:value="38855" calcext:value-type="float">
            <text:p>38855</text:p>
          </table:table-cell>
          <table:table-cell office:value-type="float" office:value="3709" calcext:value-type="float">
            <text:p>370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string" calcext:value-type="string">
            <text:p>Muret / Toulouse / Montauban / Limo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oulouse</text:p>
          </table:table-cell>
          <table:table-cell office:value-type="string" calcext:value-type="string">
            <text:p>60.00</text:p>
          </table:table-cell>
          <table:table-cell office:value-type="date" office:date-value="2017-03-13T11:44:21" calcext:value-type="date">
            <text:p>13/03/2017 11:4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239" calcext:value-type="float">
            <text:p>42239</text:p>
          </table:table-cell>
          <table:table-cell office:value-type="float" office:value="16565" calcext:value-type="float">
            <text:p>16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string" calcext:value-type="string">
            <text:p>Marse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2T18:54:34" calcext:value-type="date">
            <text:p>02/03/2017 18:5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4678" calcext:value-type="float">
            <text:p>34678</text:p>
          </table:table-cell>
          <table:table-cell office:value-type="float" office:value="10616" calcext:value-type="float">
            <text:p>1061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5" calcext:value-type="float">
            <text:p>12655</text:p>
          </table:table-cell>
          <table:table-cell office:value-type="string" calcext:value-type="string">
            <text:p>Besanç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4T23:36:33.000001" calcext:value-type="date">
            <text:p>24/02/2017 23:3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289" calcext:value-type="float">
            <text:p>29289</text:p>
          </table:table-cell>
          <table:table-cell office:value-type="float" office:value="10408" calcext:value-type="float">
            <text:p>1040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46" calcext:value-type="float">
            <text:p>19746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5T23:01:22.000001" calcext:value-type="date">
            <text:p>15/03/2017 23:0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168" calcext:value-type="float">
            <text:p>44168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Saint-Et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14:04:49.000001" calcext:value-type="date">
            <text:p>16/02/2017 14:0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526" calcext:value-type="float">
            <text:p>25526</text:p>
          </table:table-cell>
          <table:table-cell office:value-type="float" office:value="10493" calcext:value-type="float">
            <text:p>1049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75" calcext:value-type="float">
            <text:p>16975</text:p>
          </table:table-cell>
          <table:table-cell office:value-type="string" calcext:value-type="string">
            <text:p>Rodez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8T20:13:46" calcext:value-type="date">
            <text:p>08/03/2017 20:1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9583" calcext:value-type="float">
            <text:p>39583</text:p>
          </table:table-cell>
          <table:table-cell office:value-type="float" office:value="10569" calcext:value-type="float">
            <text:p>1056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01" calcext:value-type="float">
            <text:p>19201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3T22:22:30" calcext:value-type="date">
            <text:p>13/03/2017 22:2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800" calcext:value-type="float">
            <text:p>42800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8" calcext:value-type="float">
            <text:p>12908</text:p>
          </table:table-cell>
          <table:table-cell office:value-type="string" calcext:value-type="string">
            <text:p>Auxerr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6T17:11:23" calcext:value-type="date">
            <text:p>26/02/2017 17:1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0017" calcext:value-type="float">
            <text:p>30017</text:p>
          </table:table-cell>
          <table:table-cell office:value-type="float" office:value="10397" calcext:value-type="float">
            <text:p>103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string" calcext:value-type="string">
            <text:p>Kit de 10 programmes "L'Avenir en commun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.00</text:p>
          </table:table-cell>
          <table:table-cell office:value-type="date" office:date-value="2017-02-17T19:33:28" calcext:value-type="date">
            <text:p>17/02/2017 19:33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12.50</text:p>
          </table:table-cell>
          <table:table-cell office:value-type="float" office:value="26239" calcext:value-type="float">
            <text:p>26239</text:p>
          </table:table-cell>
          <table:table-cell office:value-type="float" office:value="3401" calcext:value-type="float">
            <text:p>34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2" calcext:value-type="float">
            <text:p>17132</text:p>
          </table:table-cell>
          <table:table-cell office:value-type="string" calcext:value-type="string">
            <text:p>Saint-Dié-des-Vosges / Epinal / Saint-Dizier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Epinal</text:p>
          </table:table-cell>
          <table:table-cell office:value-type="string" calcext:value-type="string">
            <text:p>44.00</text:p>
          </table:table-cell>
          <table:table-cell office:value-type="date" office:date-value="2017-03-09T17:12:03" calcext:value-type="date">
            <text:p>09/03/2017 17:1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049" calcext:value-type="float">
            <text:p>40049</text:p>
          </table:table-cell>
          <table:table-cell office:value-type="float" office:value="16657" calcext:value-type="float">
            <text:p>1665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12" calcext:value-type="float">
            <text:p>17912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21:53:53" calcext:value-type="date">
            <text:p>12/03/2017 21:5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932" calcext:value-type="float">
            <text:p>41932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9" calcext:value-type="float">
            <text:p>11909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1T09:20:05" calcext:value-type="date">
            <text:p>21/02/2017 09:2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7712" calcext:value-type="float">
            <text:p>2771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4" calcext:value-type="float">
            <text:p>19794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6T08:41:42" calcext:value-type="date">
            <text:p>16/03/2017 08:4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4296" calcext:value-type="float">
            <text:p>44296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7" calcext:value-type="float">
            <text:p>16907</text:p>
          </table:table-cell>
          <table:table-cell office:value-type="string" calcext:value-type="string">
            <text:p>Valencien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16:57:22" calcext:value-type="date">
            <text:p>08/03/2017 16:5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429" calcext:value-type="float">
            <text:p>39429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string" calcext:value-type="string">
            <text:p>Saint-Lô / Caen / Lisieux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Saint-Lô</text:p>
          </table:table-cell>
          <table:table-cell office:value-type="string" calcext:value-type="string">
            <text:p>88.00</text:p>
          </table:table-cell>
          <table:table-cell office:value-type="date" office:date-value="2017-03-13T15:05:43" calcext:value-type="date">
            <text:p>13/03/2017 15:05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2381" calcext:value-type="float">
            <text:p>42381</text:p>
          </table:table-cell>
          <table:table-cell office:value-type="float" office:value="17540" calcext:value-type="float">
            <text:p>1754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string" calcext:value-type="string">
            <text:p>Le Puy en Velay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8T13:55:26" calcext:value-type="date">
            <text:p>08/03/2017 13:5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9313" calcext:value-type="float">
            <text:p>39313</text:p>
          </table:table-cell>
          <table:table-cell office:value-type="float" office:value="10548" calcext:value-type="float">
            <text:p>1054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3" calcext:value-type="float">
            <text:p>12483</text:p>
          </table:table-cell>
          <table:table-cell office:value-type="string" calcext:value-type="string">
            <text:p>Charleville-Mézièr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3T21:28:40" calcext:value-type="date">
            <text:p>23/02/2017 21:2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880" calcext:value-type="float">
            <text:p>28880</text:p>
          </table:table-cell>
          <table:table-cell office:value-type="float" office:value="10450" calcext:value-type="float">
            <text:p>1045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49" calcext:value-type="float">
            <text:p>16449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22:15:30.999999" calcext:value-type="date">
            <text:p>07/03/2017 22:1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943" calcext:value-type="float">
            <text:p>38943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3" calcext:value-type="float">
            <text:p>16133</text:p>
          </table:table-cell>
          <table:table-cell office:value-type="string" calcext:value-type="string">
            <text:p>Lons le saun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07:27:20" calcext:value-type="date">
            <text:p>07/03/2017 07:2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226" calcext:value-type="float">
            <text:p>38226</text:p>
          </table:table-cell>
          <table:table-cell office:value-type="float" office:value="10561" calcext:value-type="float">
            <text:p>1056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4T10:36:44" calcext:value-type="date">
            <text:p>24/02/2017 10:3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007" calcext:value-type="float">
            <text:p>29007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  <table:table-cell office:value-type="string" calcext:value-type="string">
            <text:p>Chaumont / Troyes / Sen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umont</text:p>
          </table:table-cell>
          <table:table-cell office:value-type="string" calcext:value-type="string">
            <text:p>44.00</text:p>
          </table:table-cell>
          <table:table-cell office:value-type="date" office:date-value="2017-03-09T18:09:38" calcext:value-type="date">
            <text:p>09/03/2017 18:0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093" calcext:value-type="float">
            <text:p>40093</text:p>
          </table:table-cell>
          <table:table-cell office:value-type="float" office:value="16559" calcext:value-type="float">
            <text:p>1655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string" calcext:value-type="string">
            <text:p>Thonon-les-Bai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3T19:03:12" calcext:value-type="date">
            <text:p>23/02/2017 19:0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834" calcext:value-type="float">
            <text:p>28834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79" calcext:value-type="float">
            <text:p>15979</text:p>
          </table:table-cell>
          <table:table-cell office:value-type="string" calcext:value-type="string">
            <text:p>500 tracts 4 pages "L'avenir en commun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</text:p>
          </table:table-cell>
          <table:table-cell office:value-type="date" office:date-value="2017-03-06T15:14:31" calcext:value-type="date">
            <text:p>06/03/2017 15:1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72.50</text:p>
          </table:table-cell>
          <table:table-cell office:value-type="float" office:value="37723" calcext:value-type="float">
            <text:p>37723</text:p>
          </table:table-cell>
          <table:table-cell office:value-type="float" office:value="3397" calcext:value-type="float">
            <text:p>339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8" calcext:value-type="float">
            <text:p>14618</text:p>
          </table:table-cell>
          <table:table-cell office:value-type="string" calcext:value-type="string">
            <text:p>Douai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18:49:38" calcext:value-type="date">
            <text:p>01/03/2017 18:4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666" calcext:value-type="float">
            <text:p>33666</text:p>
          </table:table-cell>
          <table:table-cell office:value-type="float" office:value="11685" calcext:value-type="float">
            <text:p>1168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4" calcext:value-type="float">
            <text:p>19104</text:p>
          </table:table-cell>
          <table:table-cell office:value-type="string" calcext:value-type="string">
            <text:p>Bordeaux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13T19:29:06" calcext:value-type="date">
            <text:p>13/03/2017 19:29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42617" calcext:value-type="float">
            <text:p>42617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string" calcext:value-type="string">
            <text:p>Thionv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2:48:21" calcext:value-type="date">
            <text:p>03/03/2017 12:4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199" calcext:value-type="float">
            <text:p>35199</text:p>
          </table:table-cell>
          <table:table-cell office:value-type="float" office:value="10498" calcext:value-type="float">
            <text:p>104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3" calcext:value-type="float">
            <text:p>16203</text:p>
          </table:table-cell>
          <table:table-cell office:value-type="string" calcext:value-type="string">
            <text:p>Bloi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12:50:30.999999" calcext:value-type="date">
            <text:p>07/03/2017 12:5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461" calcext:value-type="float">
            <text:p>38461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74" calcext:value-type="float">
            <text:p>18174</text:p>
          </table:table-cell>
          <table:table-cell office:value-type="string" calcext:value-type="string">
            <text:p>Livret "Energie"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13T09:09:50" calcext:value-type="date">
            <text:p>13/03/2017 09:09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53.90</text:p>
          </table:table-cell>
          <table:table-cell office:value-type="float" office:value="42146" calcext:value-type="float">
            <text:p>42146</text:p>
          </table:table-cell>
          <table:table-cell office:value-type="float" office:value="12565" calcext:value-type="float">
            <text:p>12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9" calcext:value-type="float">
            <text:p>15559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7:17:43" calcext:value-type="date">
            <text:p>04/03/2017 17:1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56.50</text:p>
          </table:table-cell>
          <table:table-cell office:value-type="float" office:value="36256" calcext:value-type="float">
            <text:p>36256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8" calcext:value-type="float">
            <text:p>17658</text:p>
          </table:table-cell>
          <table:table-cell office:value-type="string" calcext:value-type="string">
            <text:p>Le Puy-en-Velay / Saint-Etienn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Saint-Etienne</text:p>
          </table:table-cell>
          <table:table-cell office:value-type="string" calcext:value-type="string">
            <text:p>60.00</text:p>
          </table:table-cell>
          <table:table-cell office:value-type="date" office:date-value="2017-03-11T15:39:15" calcext:value-type="date">
            <text:p>11/03/2017 15:3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085" calcext:value-type="float">
            <text:p>41085</text:p>
          </table:table-cell>
          <table:table-cell office:value-type="float" office:value="16413" calcext:value-type="float">
            <text:p>1641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73" calcext:value-type="float">
            <text:p>17673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1T14:42:19" calcext:value-type="date">
            <text:p>11/03/2017 14:4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049" calcext:value-type="float">
            <text:p>41049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string" calcext:value-type="string">
            <text:p>Nîm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28T22:18:49.999999" calcext:value-type="date">
            <text:p>28/02/2017 22:18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2285" calcext:value-type="float">
            <text:p>32285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24" calcext:value-type="float">
            <text:p>19224</text:p>
          </table:table-cell>
          <table:table-cell office:value-type="string" calcext:value-type="string">
            <text:p>Albertville / Chambéry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mbéry</text:p>
          </table:table-cell>
          <table:table-cell office:value-type="string" calcext:value-type="string">
            <text:p>60.00</text:p>
          </table:table-cell>
          <table:table-cell office:value-type="date" office:date-value="2017-03-13T23:38:43" calcext:value-type="date">
            <text:p>13/03/2017 23:3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841" calcext:value-type="float">
            <text:p>42841</text:p>
          </table:table-cell>
          <table:table-cell office:value-type="float" office:value="16368" calcext:value-type="float">
            <text:p>1636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string" calcext:value-type="string">
            <text:p>Renn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2T21:18:08" calcext:value-type="date">
            <text:p>22/02/2017 21:18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486" calcext:value-type="float">
            <text:p>28486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1T17:13:06" calcext:value-type="date">
            <text:p>21/02/2017 17:1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7978" calcext:value-type="float">
            <text:p>27978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83" calcext:value-type="float">
            <text:p>17983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2T18:43:37" calcext:value-type="date">
            <text:p>12/03/2017 18:4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704" calcext:value-type="float">
            <text:p>41704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5" calcext:value-type="float">
            <text:p>12165</text:p>
          </table:table-cell>
          <table:table-cell office:value-type="string" calcext:value-type="string">
            <text:p>Vierz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2T11:12:54" calcext:value-type="date">
            <text:p>22/02/2017 11:1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8249" calcext:value-type="float">
            <text:p>28249</text:p>
          </table:table-cell>
          <table:table-cell office:value-type="float" office:value="10534" calcext:value-type="float">
            <text:p>1053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3T18:14:14" calcext:value-type="date">
            <text:p>23/02/2017 18:1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809" calcext:value-type="float">
            <text:p>28809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5" calcext:value-type="float">
            <text:p>12645</text:p>
          </table:table-cell>
          <table:table-cell office:value-type="string" calcext:value-type="string">
            <text:p>Bourg en Bresse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32.00</text:p>
          </table:table-cell>
          <table:table-cell office:value-type="date" office:date-value="2017-02-26T09:55:28" calcext:value-type="date">
            <text:p>26/02/2017 09:55</text:p>
          </table:table-cell>
          <table:table-cell office:value-type="string" calcext:value-type="string">
            <text:p>13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32.00</text:p>
          </table:table-cell>
          <table:table-cell office:value-type="float" office:value="29760" calcext:value-type="float">
            <text:p>29760</text:p>
          </table:table-cell>
          <table:table-cell office:value-type="float" office:value="10412" calcext:value-type="float">
            <text:p>1041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06" calcext:value-type="float">
            <text:p>11706</text:p>
          </table:table-cell>
          <table:table-cell office:value-type="string" calcext:value-type="string">
            <text:p>Nîmes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0.00</text:p>
          </table:table-cell>
          <table:table-cell office:value-type="date" office:date-value="2017-02-20T15:48:46" calcext:value-type="date">
            <text:p>20/02/2017 15:48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80.00</text:p>
          </table:table-cell>
          <table:table-cell office:value-type="float" office:value="27434" calcext:value-type="float">
            <text:p>27434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8" calcext:value-type="float">
            <text:p>19428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20:01:34" calcext:value-type="date">
            <text:p>14/03/2017 20:0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383" calcext:value-type="float">
            <text:p>43383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2" calcext:value-type="float">
            <text:p>18032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20:03:26" calcext:value-type="date">
            <text:p>12/03/2017 20:0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797" calcext:value-type="float">
            <text:p>41797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5" calcext:value-type="float">
            <text:p>12945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6T19:21:47" calcext:value-type="date">
            <text:p>26/02/2017 19:2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0123" calcext:value-type="float">
            <text:p>30123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94" calcext:value-type="float">
            <text:p>15494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3:28:01.999999" calcext:value-type="date">
            <text:p>04/03/2017 13:2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000" calcext:value-type="float">
            <text:p>36000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23" calcext:value-type="float">
            <text:p>14623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18:57:49" calcext:value-type="date">
            <text:p>01/03/2017 18:5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682" calcext:value-type="float">
            <text:p>33682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54" calcext:value-type="float">
            <text:p>17554</text:p>
          </table:table-cell>
          <table:table-cell office:value-type="string" calcext:value-type="string">
            <text:p>Muret / Toulouse / Montauban / Limo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oulouse</text:p>
          </table:table-cell>
          <table:table-cell office:value-type="string" calcext:value-type="string">
            <text:p>60.00</text:p>
          </table:table-cell>
          <table:table-cell office:value-type="date" office:date-value="2017-03-11T01:11:08" calcext:value-type="date">
            <text:p>11/03/2017 01:1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868" calcext:value-type="float">
            <text:p>40868</text:p>
          </table:table-cell>
          <table:table-cell office:value-type="float" office:value="16565" calcext:value-type="float">
            <text:p>16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87" calcext:value-type="float">
            <text:p>17087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9T11:15:01" calcext:value-type="date">
            <text:p>09/03/2017 11: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847" calcext:value-type="float">
            <text:p>39847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4T19:06:18" calcext:value-type="date">
            <text:p>24/02/2017 19:0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236" calcext:value-type="float">
            <text:p>29236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2" calcext:value-type="float">
            <text:p>17682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1T15:03:21" calcext:value-type="date">
            <text:p>11/03/2017 15:0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069" calcext:value-type="float">
            <text:p>41069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45" calcext:value-type="float">
            <text:p>16845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13:39:16" calcext:value-type="date">
            <text:p>08/03/2017 13:3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307" calcext:value-type="float">
            <text:p>39307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53" calcext:value-type="float">
            <text:p>17353</text:p>
          </table:table-cell>
          <table:table-cell office:value-type="string" calcext:value-type="string">
            <text:p>Lille - Car insoum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10T11:43:04.000001" calcext:value-type="date">
            <text:p>10/03/2017 11:43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0468" calcext:value-type="float">
            <text:p>40468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20:17:49.000001" calcext:value-type="date">
            <text:p>16/02/2017 20:1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784" calcext:value-type="float">
            <text:p>25784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string" calcext:value-type="string">
            <text:p>Thionv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1T23:55:40" calcext:value-type="date">
            <text:p>21/02/2017 23:55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170" calcext:value-type="float">
            <text:p>28170</text:p>
          </table:table-cell>
          <table:table-cell office:value-type="float" office:value="10498" calcext:value-type="float">
            <text:p>104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15" calcext:value-type="float">
            <text:p>19715</text:p>
          </table:table-cell>
          <table:table-cell office:value-type="string" calcext:value-type="string">
            <text:p>Albertville / Chambéry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mbéry</text:p>
          </table:table-cell>
          <table:table-cell office:value-type="string" calcext:value-type="string">
            <text:p>60.00</text:p>
          </table:table-cell>
          <table:table-cell office:value-type="date" office:date-value="2017-03-15T21:01:23" calcext:value-type="date">
            <text:p>15/03/2017 21:0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061" calcext:value-type="float">
            <text:p>44061</text:p>
          </table:table-cell>
          <table:table-cell office:value-type="float" office:value="16368" calcext:value-type="float">
            <text:p>1636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6" calcext:value-type="float">
            <text:p>19666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5T18:14:53" calcext:value-type="date">
            <text:p>15/03/2017 18:1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3941" calcext:value-type="float">
            <text:p>43941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1" calcext:value-type="float">
            <text:p>19091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3T18:58:34" calcext:value-type="date">
            <text:p>13/03/2017 18:5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591" calcext:value-type="float">
            <text:p>42591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95" calcext:value-type="float">
            <text:p>19195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3T22:14:42" calcext:value-type="date">
            <text:p>13/03/2017 22:1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779" calcext:value-type="float">
            <text:p>42779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89" calcext:value-type="float">
            <text:p>14289</text:p>
          </table:table-cell>
          <table:table-cell office:value-type="string" calcext:value-type="string">
            <text:p>Narbo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2T21:10:48" calcext:value-type="date">
            <text:p>02/03/2017 21:1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4804" calcext:value-type="float">
            <text:p>34804</text:p>
          </table:table-cell>
          <table:table-cell office:value-type="float" office:value="10595" calcext:value-type="float">
            <text:p>1059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1" calcext:value-type="float">
            <text:p>18031</text:p>
          </table:table-cell>
          <table:table-cell office:value-type="string" calcext:value-type="string">
            <text:p>Chartr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20:04:19" calcext:value-type="date">
            <text:p>12/03/2017 20:0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796" calcext:value-type="float">
            <text:p>41796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0" calcext:value-type="float">
            <text:p>15590</text:p>
          </table:table-cell>
          <table:table-cell office:value-type="string" calcext:value-type="string">
            <text:p>Ly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4T18:41:42" calcext:value-type="date">
            <text:p>04/03/2017 18:4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6327" calcext:value-type="float">
            <text:p>36327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9T20:15:38" calcext:value-type="date">
            <text:p>19/02/2017 20:1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132" calcext:value-type="float">
            <text:p>27132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2T00:00:25" calcext:value-type="date">
            <text:p>02/03/2017 00: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064" calcext:value-type="float">
            <text:p>34064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9T10:21:25" calcext:value-type="date">
            <text:p>19/02/2017 10:2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6870" calcext:value-type="float">
            <text:p>26870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5" calcext:value-type="float">
            <text:p>16515</text:p>
          </table:table-cell>
          <table:table-cell office:value-type="string" calcext:value-type="string">
            <text:p>Saint-Et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22:53:48" calcext:value-type="date">
            <text:p>07/03/2017 22:5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986" calcext:value-type="float">
            <text:p>38986</text:p>
          </table:table-cell>
          <table:table-cell office:value-type="float" office:value="10493" calcext:value-type="float">
            <text:p>1049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9T11:28:58" calcext:value-type="date">
            <text:p>19/02/2017 11:2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6902" calcext:value-type="float">
            <text:p>26902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39" calcext:value-type="float">
            <text:p>14539</text:p>
          </table:table-cell>
          <table:table-cell office:value-type="string" calcext:value-type="string">
            <text:p>Laval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1T16:46:00" calcext:value-type="date">
            <text:p>01/03/2017 16:46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3424" calcext:value-type="float">
            <text:p>33424</text:p>
          </table:table-cell>
          <table:table-cell office:value-type="float" office:value="10545" calcext:value-type="float">
            <text:p>105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9" calcext:value-type="float">
            <text:p>11619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0T09:03:05" calcext:value-type="date">
            <text:p>20/02/2017 09:0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255" calcext:value-type="float">
            <text:p>27255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58" calcext:value-type="float">
            <text:p>15858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22:08:34" calcext:value-type="date">
            <text:p>05/03/2017 22:0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7242" calcext:value-type="float">
            <text:p>3724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13:46:01" calcext:value-type="date">
            <text:p>16/02/2017 13:4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519" calcext:value-type="float">
            <text:p>2551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9" calcext:value-type="float">
            <text:p>12069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1T19:08:14" calcext:value-type="date">
            <text:p>21/02/2017 19:0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on-hold</text:p>
          </table:table-cell>
          <table:table-cell office:value-type="string" calcext:value-type="string">
            <text:p>22.00</text:p>
          </table:table-cell>
          <table:table-cell office:value-type="float" office:value="28043" calcext:value-type="float">
            <text:p>28043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1" calcext:value-type="float">
            <text:p>19921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6T15:59:25" calcext:value-type="date">
            <text:p>16/03/2017 15:5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4480" calcext:value-type="float">
            <text:p>44480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6" calcext:value-type="float">
            <text:p>12836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6T11:09:30" calcext:value-type="date">
            <text:p>26/02/2017 11:0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793" calcext:value-type="float">
            <text:p>29793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74" calcext:value-type="float">
            <text:p>13174</text:p>
          </table:table-cell>
          <table:table-cell office:value-type="string" calcext:value-type="string">
            <text:p>Valenc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7T19:53:46" calcext:value-type="date">
            <text:p>27/02/2017 19:5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0956" calcext:value-type="float">
            <text:p>30956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0" calcext:value-type="float">
            <text:p>12270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2T20:33:23" calcext:value-type="date">
            <text:p>22/02/2017 20:3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466" calcext:value-type="float">
            <text:p>28466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57" calcext:value-type="float">
            <text:p>14557</text:p>
          </table:table-cell>
          <table:table-cell office:value-type="string" calcext:value-type="string">
            <text:p>Argenta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7:07:29" calcext:value-type="date">
            <text:p>01/03/2017 17:0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463" calcext:value-type="float">
            <text:p>33463</text:p>
          </table:table-cell>
          <table:table-cell office:value-type="float" office:value="10388" calcext:value-type="float">
            <text:p>103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36" calcext:value-type="float">
            <text:p>17636</text:p>
          </table:table-cell>
          <table:table-cell office:value-type="string" calcext:value-type="string">
            <text:p>Livret "Energie"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11T12:18:44" calcext:value-type="date">
            <text:p>11/03/2017 12:1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49.30</text:p>
          </table:table-cell>
          <table:table-cell office:value-type="float" office:value="40967" calcext:value-type="float">
            <text:p>40967</text:p>
          </table:table-cell>
          <table:table-cell office:value-type="float" office:value="12565" calcext:value-type="float">
            <text:p>12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string" calcext:value-type="string">
            <text:p>Nantes - Car insoum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76.00</text:p>
          </table:table-cell>
          <table:table-cell office:value-type="date" office:date-value="2017-02-27T20:21:35" calcext:value-type="date">
            <text:p>27/02/2017 20:21</text:p>
          </table:table-cell>
          <table:table-cell office:value-type="string" calcext:value-type="string">
            <text:p>176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76.00</text:p>
          </table:table-cell>
          <table:table-cell office:value-type="float" office:value="31005" calcext:value-type="float">
            <text:p>31005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4T11:17:58" calcext:value-type="date">
            <text:p>24/02/2017 11:1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046" calcext:value-type="float">
            <text:p>29046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9T10:27:08" calcext:value-type="date">
            <text:p>19/02/2017 10:2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871" calcext:value-type="float">
            <text:p>26871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string" calcext:value-type="string">
            <text:p>Douai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8T23:22:18" calcext:value-type="date">
            <text:p>28/02/2017 23:2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2471" calcext:value-type="float">
            <text:p>32471</text:p>
          </table:table-cell>
          <table:table-cell office:value-type="float" office:value="11685" calcext:value-type="float">
            <text:p>1168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18T21:44:21" calcext:value-type="date">
            <text:p>18/02/2017 21:4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6760" calcext:value-type="float">
            <text:p>26760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08" calcext:value-type="float">
            <text:p>17908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15:02:38.999999" calcext:value-type="date">
            <text:p>12/03/2017 15:0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545" calcext:value-type="float">
            <text:p>41545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59" calcext:value-type="float">
            <text:p>15859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22:20:16" calcext:value-type="date">
            <text:p>05/03/2017 22:2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7243" calcext:value-type="float">
            <text:p>37243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34" calcext:value-type="float">
            <text:p>15834</text:p>
          </table:table-cell>
          <table:table-cell office:value-type="string" calcext:value-type="string">
            <text:p>Nîm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5T20:49:35" calcext:value-type="date">
            <text:p>05/03/2017 20:49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7165" calcext:value-type="float">
            <text:p>37165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7T19:38:24" calcext:value-type="date">
            <text:p>27/02/2017 19:3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0936" calcext:value-type="float">
            <text:p>30936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3:40:24" calcext:value-type="date">
            <text:p>01/03/2017 13:4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100" calcext:value-type="float">
            <text:p>33100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4T01:15:57.999999" calcext:value-type="date">
            <text:p>14/03/2017 01: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872" calcext:value-type="float">
            <text:p>42872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3:01:58" calcext:value-type="date">
            <text:p>21/02/2017 13:0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852" calcext:value-type="float">
            <text:p>27852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9" calcext:value-type="float">
            <text:p>11829</text:p>
          </table:table-cell>
          <table:table-cell office:value-type="string" calcext:value-type="string">
            <text:p>Tour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0T21:01:00" calcext:value-type="date">
            <text:p>20/02/2017 21:0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550" calcext:value-type="float">
            <text:p>27550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96" calcext:value-type="float">
            <text:p>14396</text:p>
          </table:table-cell>
          <table:table-cell office:value-type="string" calcext:value-type="string">
            <text:p>Livret "Energie"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01T09:34:30" calcext:value-type="date">
            <text:p>01/03/2017 09:34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52.10</text:p>
          </table:table-cell>
          <table:table-cell office:value-type="float" office:value="32785" calcext:value-type="float">
            <text:p>32785</text:p>
          </table:table-cell>
          <table:table-cell office:value-type="float" office:value="12565" calcext:value-type="float">
            <text:p>12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93" calcext:value-type="float">
            <text:p>16293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7T18:35:39" calcext:value-type="date">
            <text:p>07/03/2017 18:3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8759" calcext:value-type="float">
            <text:p>38759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2T11:17:36.000001" calcext:value-type="date">
            <text:p>22/02/2017 11:1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250" calcext:value-type="float">
            <text:p>28250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9" calcext:value-type="float">
            <text:p>12869</text:p>
          </table:table-cell>
          <table:table-cell office:value-type="string" calcext:value-type="string">
            <text:p>Lille - Car insoum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6T14:41:12" calcext:value-type="date">
            <text:p>26/02/2017 14:4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9882" calcext:value-type="float">
            <text:p>2988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00:13:34" calcext:value-type="date">
            <text:p>21/02/2017 00:1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646" calcext:value-type="float">
            <text:p>27646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8" calcext:value-type="float">
            <text:p>16258</text:p>
          </table:table-cell>
          <table:table-cell office:value-type="string" calcext:value-type="string">
            <text:p>Thionv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16:02:33" calcext:value-type="date">
            <text:p>07/03/2017 16:0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672" calcext:value-type="float">
            <text:p>38672</text:p>
          </table:table-cell>
          <table:table-cell office:value-type="float" office:value="10498" calcext:value-type="float">
            <text:p>104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  <table:table-cell office:value-type="string" calcext:value-type="string">
            <text:p>Valencienne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6.00</text:p>
          </table:table-cell>
          <table:table-cell office:value-type="date" office:date-value="2017-02-21T10:01:19" calcext:value-type="date">
            <text:p>21/02/2017 10:01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6.00</text:p>
          </table:table-cell>
          <table:table-cell office:value-type="float" office:value="27745" calcext:value-type="float">
            <text:p>27745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51" calcext:value-type="float">
            <text:p>17251</text:p>
          </table:table-cell>
          <table:table-cell office:value-type="string" calcext:value-type="string">
            <text:p>Saint-Dié-des-Vosges / Epinal / Saint-Dizier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Epinal</text:p>
          </table:table-cell>
          <table:table-cell office:value-type="string" calcext:value-type="string">
            <text:p>88.00</text:p>
          </table:table-cell>
          <table:table-cell office:value-type="date" office:date-value="2017-03-09T21:01:24" calcext:value-type="date">
            <text:p>09/03/2017 21:0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0235" calcext:value-type="float">
            <text:p>40235</text:p>
          </table:table-cell>
          <table:table-cell office:value-type="float" office:value="16657" calcext:value-type="float">
            <text:p>1665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11" calcext:value-type="float">
            <text:p>19111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3T19:48:28" calcext:value-type="date">
            <text:p>13/03/2017 19:4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626" calcext:value-type="float">
            <text:p>42626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5:47:22.999999" calcext:value-type="date">
            <text:p>04/03/2017 15:4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219" calcext:value-type="float">
            <text:p>36219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string" calcext:value-type="string">
            <text:p>Muret / Toulouse / Montauban / Limo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oulouse</text:p>
          </table:table-cell>
          <table:table-cell office:value-type="string" calcext:value-type="string">
            <text:p>60.00</text:p>
          </table:table-cell>
          <table:table-cell office:value-type="date" office:date-value="2017-03-13T14:38:16" calcext:value-type="date">
            <text:p>13/03/2017 14:3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357" calcext:value-type="float">
            <text:p>42357</text:p>
          </table:table-cell>
          <table:table-cell office:value-type="float" office:value="16565" calcext:value-type="float">
            <text:p>16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Valencien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5:37:02" calcext:value-type="date">
            <text:p>03/03/2017 15:3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386" calcext:value-type="float">
            <text:p>35386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Saint-Etien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16T13:46:11" calcext:value-type="date">
            <text:p>16/02/2017 13:46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25518" calcext:value-type="float">
            <text:p>25518</text:p>
          </table:table-cell>
          <table:table-cell office:value-type="float" office:value="10493" calcext:value-type="float">
            <text:p>1049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83" calcext:value-type="float">
            <text:p>14683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21:04:29" calcext:value-type="date">
            <text:p>01/03/2017 21:0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859" calcext:value-type="float">
            <text:p>33859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5" calcext:value-type="float">
            <text:p>15355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7:30:08" calcext:value-type="date">
            <text:p>04/03/2017 17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261" calcext:value-type="float">
            <text:p>36261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string" calcext:value-type="string">
            <text:p>Nant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2T09:35:16" calcext:value-type="date">
            <text:p>22/02/2017 09:35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223" calcext:value-type="float">
            <text:p>28223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Bourg en Bres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8T20:53:08.000001" calcext:value-type="date">
            <text:p>18/02/2017 20:5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731" calcext:value-type="float">
            <text:p>26731</text:p>
          </table:table-cell>
          <table:table-cell office:value-type="float" office:value="10412" calcext:value-type="float">
            <text:p>1041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36" calcext:value-type="float">
            <text:p>14636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9:13:23" calcext:value-type="date">
            <text:p>01/03/2017 19:1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719" calcext:value-type="float">
            <text:p>33719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7" calcext:value-type="float">
            <text:p>14857</text:p>
          </table:table-cell>
          <table:table-cell office:value-type="string" calcext:value-type="string">
            <text:p>Grenob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2T12:21:47" calcext:value-type="date">
            <text:p>02/03/2017 12:21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4324" calcext:value-type="float">
            <text:p>34324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84" calcext:value-type="float">
            <text:p>15584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8:23:53" calcext:value-type="date">
            <text:p>04/03/2017 18:2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313" calcext:value-type="float">
            <text:p>36313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36" calcext:value-type="float">
            <text:p>15836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5T20:58:31" calcext:value-type="date">
            <text:p>05/03/2017 20:5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7168" calcext:value-type="float">
            <text:p>37168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42" calcext:value-type="float">
            <text:p>14742</text:p>
          </table:table-cell>
          <table:table-cell office:value-type="string" calcext:value-type="string">
            <text:p>Auxer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22:28:17" calcext:value-type="date">
            <text:p>01/03/2017 22:2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994" calcext:value-type="float">
            <text:p>33994</text:p>
          </table:table-cell>
          <table:table-cell office:value-type="float" office:value="10397" calcext:value-type="float">
            <text:p>103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89" calcext:value-type="float">
            <text:p>14789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2T07:43:54" calcext:value-type="date">
            <text:p>02/03/2017 07:4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107" calcext:value-type="float">
            <text:p>34107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02" calcext:value-type="float">
            <text:p>19402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18:50:14" calcext:value-type="date">
            <text:p>14/03/2017 18:5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312" calcext:value-type="float">
            <text:p>43312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2T22:21:09" calcext:value-type="date">
            <text:p>02/03/2017 22:2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91.10</text:p>
          </table:table-cell>
          <table:table-cell office:value-type="float" office:value="34882" calcext:value-type="float">
            <text:p>34882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1" calcext:value-type="float">
            <text:p>19511</text:p>
          </table:table-cell>
          <table:table-cell office:value-type="string" calcext:value-type="string">
            <text:p>Dunkerque / Calais / Abbeville / Boulogne-sur-Mer - Car insou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lle-de-depart=Dunkerque</text:p>
          </table:table-cell>
          <table:table-cell office:value-type="string" calcext:value-type="string">
            <text:p>110.00</text:p>
          </table:table-cell>
          <table:table-cell office:value-type="date" office:date-value="2017-03-15T07:27:45" calcext:value-type="date">
            <text:p>15/03/2017 07:27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10.00</text:p>
          </table:table-cell>
          <table:table-cell office:value-type="float" office:value="43571" calcext:value-type="float">
            <text:p>43571</text:p>
          </table:table-cell>
          <table:table-cell office:value-type="float" office:value="16547" calcext:value-type="float">
            <text:p>1654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1" calcext:value-type="float">
            <text:p>12071</text:p>
          </table:table-cell>
          <table:table-cell office:value-type="string" calcext:value-type="string">
            <text:p>Reim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9:16:26" calcext:value-type="date">
            <text:p>21/02/2017 19:1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045" calcext:value-type="float">
            <text:p>28045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52" calcext:value-type="float">
            <text:p>13952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8T10:50:22.999999" calcext:value-type="date">
            <text:p>28/02/2017 10:5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1314" calcext:value-type="float">
            <text:p>31314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98" calcext:value-type="float">
            <text:p>19398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18:36:39" calcext:value-type="date">
            <text:p>14/03/2017 18:3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303" calcext:value-type="float">
            <text:p>43303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0" calcext:value-type="float">
            <text:p>12760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5T18:25:18" calcext:value-type="date">
            <text:p>25/02/2017 18:2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527" calcext:value-type="float">
            <text:p>29527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22:34:38.999999" calcext:value-type="date">
            <text:p>16/02/2017 22:3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835" calcext:value-type="float">
            <text:p>25835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5" calcext:value-type="float">
            <text:p>12035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1T16:58:43" calcext:value-type="date">
            <text:p>21/02/2017 16:5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970" calcext:value-type="float">
            <text:p>27970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46" calcext:value-type="float">
            <text:p>12346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3T10:57:38.999999" calcext:value-type="date">
            <text:p>23/02/2017 10:5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633" calcext:value-type="float">
            <text:p>28633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3" calcext:value-type="float">
            <text:p>11853</text:p>
          </table:table-cell>
          <table:table-cell office:value-type="string" calcext:value-type="string">
            <text:p>Vierzon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6.00</text:p>
          </table:table-cell>
          <table:table-cell office:value-type="date" office:date-value="2017-02-20T22:59:12" calcext:value-type="date">
            <text:p>20/02/2017 22:59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6.00</text:p>
          </table:table-cell>
          <table:table-cell office:value-type="float" office:value="27620" calcext:value-type="float">
            <text:p>27620</text:p>
          </table:table-cell>
          <table:table-cell office:value-type="float" office:value="10534" calcext:value-type="float">
            <text:p>1053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8" calcext:value-type="float">
            <text:p>14868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12:54:46" calcext:value-type="date">
            <text:p>02/03/2017 12:5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356" calcext:value-type="float">
            <text:p>34356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7" calcext:value-type="float">
            <text:p>16587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23:59:05" calcext:value-type="date">
            <text:p>07/03/2017 23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031" calcext:value-type="float">
            <text:p>39031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5" calcext:value-type="float">
            <text:p>17045</text:p>
          </table:table-cell>
          <table:table-cell office:value-type="string" calcext:value-type="string">
            <text:p>Saint-Dié-des-Vosges / Epinal / Saint-Dizier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Epinal</text:p>
          </table:table-cell>
          <table:table-cell office:value-type="string" calcext:value-type="string">
            <text:p>44.00</text:p>
          </table:table-cell>
          <table:table-cell office:value-type="date" office:date-value="2017-03-09T06:39:35" calcext:value-type="date">
            <text:p>09/03/2017 06:3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721" calcext:value-type="float">
            <text:p>39721</text:p>
          </table:table-cell>
          <table:table-cell office:value-type="float" office:value="16657" calcext:value-type="float">
            <text:p>1665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2T09:34:06.999999" calcext:value-type="date">
            <text:p>22/02/2017 09:3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222" calcext:value-type="float">
            <text:p>28222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3" calcext:value-type="float">
            <text:p>12863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6T14:02:40" calcext:value-type="date">
            <text:p>26/02/2017 14:0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872" calcext:value-type="float">
            <text:p>2987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69" calcext:value-type="float">
            <text:p>19469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21:45:50" calcext:value-type="date">
            <text:p>14/03/2017 21:4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483" calcext:value-type="float">
            <text:p>43483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7" calcext:value-type="float">
            <text:p>13257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8T08:59:01.000001" calcext:value-type="date">
            <text:p>28/02/2017 08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1277" calcext:value-type="float">
            <text:p>31277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78" calcext:value-type="float">
            <text:p>13178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7T19:59:49" calcext:value-type="date">
            <text:p>27/02/2017 19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0991" calcext:value-type="float">
            <text:p>30991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77" calcext:value-type="float">
            <text:p>19577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5T13:45:19" calcext:value-type="date">
            <text:p>15/03/2017 13:4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778" calcext:value-type="float">
            <text:p>43778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8" calcext:value-type="float">
            <text:p>10828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09:26:05" calcext:value-type="date">
            <text:p>16/02/2017 09:2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316" calcext:value-type="float">
            <text:p>25316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string" calcext:value-type="string">
            <text:p>Vierz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01:22:14" calcext:value-type="date">
            <text:p>01/03/2017 01:2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2602" calcext:value-type="float">
            <text:p>32602</text:p>
          </table:table-cell>
          <table:table-cell office:value-type="float" office:value="10534" calcext:value-type="float">
            <text:p>1053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15" calcext:value-type="float">
            <text:p>17315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0T08:17:10" calcext:value-type="date">
            <text:p>10/03/2017 08:1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391" calcext:value-type="float">
            <text:p>40391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33" calcext:value-type="float">
            <text:p>17733</text:p>
          </table:table-cell>
          <table:table-cell office:value-type="string" calcext:value-type="string">
            <text:p>Dunkerque / Calais / Abbeville / Boulogne-sur-Mer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Abbeville</text:p>
          </table:table-cell>
          <table:table-cell office:value-type="string" calcext:value-type="string">
            <text:p>44.00</text:p>
          </table:table-cell>
          <table:table-cell office:value-type="date" office:date-value="2017-03-11T18:53:55.000001" calcext:value-type="date">
            <text:p>11/03/2017 18:5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161" calcext:value-type="float">
            <text:p>41161</text:p>
          </table:table-cell>
          <table:table-cell office:value-type="float" office:value="16545" calcext:value-type="float">
            <text:p>165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string" calcext:value-type="string">
            <text:p>Rodez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3T17:28:58" calcext:value-type="date">
            <text:p>23/02/2017 17:2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802" calcext:value-type="float">
            <text:p>28802</text:p>
          </table:table-cell>
          <table:table-cell office:value-type="float" office:value="10569" calcext:value-type="float">
            <text:p>1056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5" calcext:value-type="float">
            <text:p>16705</text:p>
          </table:table-cell>
          <table:table-cell office:value-type="string" calcext:value-type="string">
            <text:p>Nîm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8T10:55:35" calcext:value-type="date">
            <text:p>08/03/2017 10:5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9174" calcext:value-type="float">
            <text:p>39174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1" calcext:value-type="float">
            <text:p>19421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19:34:27" calcext:value-type="date">
            <text:p>14/03/2017 19:3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368" calcext:value-type="float">
            <text:p>43368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0" calcext:value-type="float">
            <text:p>12860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6T13:54:52.999999" calcext:value-type="date">
            <text:p>26/02/2017 13:5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867" calcext:value-type="float">
            <text:p>29867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17T11:11:45" calcext:value-type="date">
            <text:p>17/02/2017 11:1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5949" calcext:value-type="float">
            <text:p>25949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16" calcext:value-type="float">
            <text:p>17316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0T08:20:36.000001" calcext:value-type="date">
            <text:p>10/03/2017 08:2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392" calcext:value-type="float">
            <text:p>40392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18" calcext:value-type="float">
            <text:p>12818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6T09:19:42" calcext:value-type="date">
            <text:p>26/02/2017 09:1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739" calcext:value-type="float">
            <text:p>29739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8" calcext:value-type="float">
            <text:p>12028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1T16:44:01.999999" calcext:value-type="date">
            <text:p>21/02/2017 16:4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953" calcext:value-type="float">
            <text:p>27953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33" calcext:value-type="float">
            <text:p>19133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3T20:15:11" calcext:value-type="date">
            <text:p>13/03/2017 20: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663" calcext:value-type="float">
            <text:p>42663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6:09:55" calcext:value-type="date">
            <text:p>01/03/2017 16:0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342" calcext:value-type="float">
            <text:p>33342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8" calcext:value-type="float">
            <text:p>12548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4T11:47:30" calcext:value-type="date">
            <text:p>24/02/2017 11:4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058" calcext:value-type="float">
            <text:p>29058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46" calcext:value-type="float">
            <text:p>19546</text:p>
          </table:table-cell>
          <table:table-cell office:value-type="string" calcext:value-type="string">
            <text:p>Muret / Toulouse / Montauban / Limo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oulouse</text:p>
          </table:table-cell>
          <table:table-cell office:value-type="string" calcext:value-type="string">
            <text:p>60.00</text:p>
          </table:table-cell>
          <table:table-cell office:value-type="date" office:date-value="2017-03-15T11:25:23" calcext:value-type="date">
            <text:p>15/03/2017 11:2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703" calcext:value-type="float">
            <text:p>43703</text:p>
          </table:table-cell>
          <table:table-cell office:value-type="float" office:value="16565" calcext:value-type="float">
            <text:p>16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string" calcext:value-type="string">
            <text:p>Thionv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9T22:54:59" calcext:value-type="date">
            <text:p>09/03/2017 22:5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320" calcext:value-type="float">
            <text:p>40320</text:p>
          </table:table-cell>
          <table:table-cell office:value-type="float" office:value="10498" calcext:value-type="float">
            <text:p>104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2:23:12" calcext:value-type="date">
            <text:p>04/03/2017 12:2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959" calcext:value-type="float">
            <text:p>3595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7:43:33.000001" calcext:value-type="date">
            <text:p>01/03/2017 17:4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534" calcext:value-type="float">
            <text:p>33534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3" calcext:value-type="float">
            <text:p>12683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5T10:21:55.999999" calcext:value-type="date">
            <text:p>25/02/2017 10: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369" calcext:value-type="float">
            <text:p>29369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5" calcext:value-type="float">
            <text:p>16835</text:p>
          </table:table-cell>
          <table:table-cell office:value-type="string" calcext:value-type="string">
            <text:p>Auxer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8T12:37:02" calcext:value-type="date">
            <text:p>08/03/2017 12:3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290" calcext:value-type="float">
            <text:p>39290</text:p>
          </table:table-cell>
          <table:table-cell office:value-type="float" office:value="10397" calcext:value-type="float">
            <text:p>103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7" calcext:value-type="float">
            <text:p>12057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1T18:12:28" calcext:value-type="date">
            <text:p>21/02/2017 18:1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024" calcext:value-type="float">
            <text:p>28024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772" calcext:value-type="float">
            <text:p>10772</text:p>
          </table:table-cell>
          <table:table-cell table:style-name="ce1"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5T23:44:12" calcext:value-type="date">
            <text:p>15/02/2017 23:4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155" calcext:value-type="float">
            <text:p>25155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95" calcext:value-type="float">
            <text:p>14395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09:26:34" calcext:value-type="date">
            <text:p>01/03/2017 09:2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2772" calcext:value-type="float">
            <text:p>32772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4T11:29:24" calcext:value-type="date">
            <text:p>14/03/2017 11:2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980" calcext:value-type="float">
            <text:p>42980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2" calcext:value-type="float">
            <text:p>15532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5:16:44" calcext:value-type="date">
            <text:p>04/03/2017 15:1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174" calcext:value-type="float">
            <text:p>36174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8" calcext:value-type="float">
            <text:p>16218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13:32:42" calcext:value-type="date">
            <text:p>07/03/2017 13:3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529" calcext:value-type="float">
            <text:p>38529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5" calcext:value-type="float">
            <text:p>11675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0T13:54:28" calcext:value-type="date">
            <text:p>20/02/2017 13:5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389" calcext:value-type="float">
            <text:p>2738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11" calcext:value-type="float">
            <text:p>19411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4T19:16:10" calcext:value-type="date">
            <text:p>14/03/2017 19:1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3353" calcext:value-type="float">
            <text:p>43353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2" calcext:value-type="float">
            <text:p>14942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16:42:31" calcext:value-type="date">
            <text:p>02/03/2017 16:4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547" calcext:value-type="float">
            <text:p>34547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2" calcext:value-type="float">
            <text:p>17322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0T08:57:24" calcext:value-type="date">
            <text:p>10/03/2017 08:5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0400" calcext:value-type="float">
            <text:p>40400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2" calcext:value-type="float">
            <text:p>15292</text:p>
          </table:table-cell>
          <table:table-cell office:value-type="string" calcext:value-type="string">
            <text:p>Thonon-les-Bai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3T18:18:27" calcext:value-type="date">
            <text:p>03/03/2017 18:1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5500" calcext:value-type="float">
            <text:p>355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49" calcext:value-type="float">
            <text:p>15949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6T11:59:18" calcext:value-type="date">
            <text:p>06/03/2017 11:5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7635" calcext:value-type="float">
            <text:p>37635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9" calcext:value-type="float">
            <text:p>14859</text:p>
          </table:table-cell>
          <table:table-cell office:value-type="string" calcext:value-type="string">
            <text:p>Grenob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2T12:26:41" calcext:value-type="date">
            <text:p>02/03/2017 12:26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4326" calcext:value-type="float">
            <text:p>34326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string" calcext:value-type="string">
            <text:p>Marse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8T22:04:22" calcext:value-type="date">
            <text:p>28/02/2017 22:0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2226" calcext:value-type="float">
            <text:p>32226</text:p>
          </table:table-cell>
          <table:table-cell office:value-type="float" office:value="10616" calcext:value-type="float">
            <text:p>1061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8T17:42:18" calcext:value-type="date">
            <text:p>28/02/2017 17:4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1748" calcext:value-type="float">
            <text:p>31748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4" calcext:value-type="float">
            <text:p>19554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5T11:44:59" calcext:value-type="date">
            <text:p>15/03/2017 11:4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3726" calcext:value-type="float">
            <text:p>43726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string" calcext:value-type="string">
            <text:p>Chartres -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16:28:14" calcext:value-type="date">
            <text:p>02/03/2017 16:2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531" calcext:value-type="float">
            <text:p>34531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64" calcext:value-type="float">
            <text:p>16964</text:p>
          </table:table-cell>
          <table:table-cell office:value-type="string" calcext:value-type="string">
            <text:p>Grenob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8T19:06:16" calcext:value-type="date">
            <text:p>08/03/2017 19:06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9560" calcext:value-type="float">
            <text:p>39560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string" calcext:value-type="string">
            <text:p>Nant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6T19:15:41.999999" calcext:value-type="date">
            <text:p>26/02/2017 19:15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0117" calcext:value-type="float">
            <text:p>30117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3" calcext:value-type="float">
            <text:p>14853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2T11:58:01" calcext:value-type="date">
            <text:p>02/03/2017 11:5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314" calcext:value-type="float">
            <text:p>34314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Ly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7T15:49:36" calcext:value-type="date">
            <text:p>27/02/2017 15:4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0772" calcext:value-type="float">
            <text:p>30772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3" calcext:value-type="float">
            <text:p>12583</text:p>
          </table:table-cell>
          <table:table-cell office:value-type="string" calcext:value-type="string">
            <text:p>Valenc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4T14:30:10" calcext:value-type="date">
            <text:p>24/02/2017 14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137" calcext:value-type="float">
            <text:p>29137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string" calcext:value-type="string">
            <text:p>Dunkerque / Calais / Abbeville / Boulogne-sur-Mer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Dunkerque</text:p>
          </table:table-cell>
          <table:table-cell office:value-type="string" calcext:value-type="string">
            <text:p>44.00</text:p>
          </table:table-cell>
          <table:table-cell office:value-type="date" office:date-value="2017-03-12T15:16:37" calcext:value-type="date">
            <text:p>12/03/2017 15:1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553" calcext:value-type="float">
            <text:p>41553</text:p>
          </table:table-cell>
          <table:table-cell office:value-type="float" office:value="16547" calcext:value-type="float">
            <text:p>16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9" calcext:value-type="float">
            <text:p>11979</text:p>
          </table:table-cell>
          <table:table-cell office:value-type="string" calcext:value-type="string">
            <text:p>Valenc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1T13:04:25" calcext:value-type="date">
            <text:p>21/02/2017 13:0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7854" calcext:value-type="float">
            <text:p>27854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83" calcext:value-type="float">
            <text:p>19283</text:p>
          </table:table-cell>
          <table:table-cell office:value-type="string" calcext:value-type="string">
            <text:p>Chartr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4T11:34:16" calcext:value-type="date">
            <text:p>14/03/2017 11:3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985" calcext:value-type="float">
            <text:p>42985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7T22:38:36" calcext:value-type="date">
            <text:p>17/02/2017 22:3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311" calcext:value-type="float">
            <text:p>26311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8" calcext:value-type="float">
            <text:p>19158</text:p>
          </table:table-cell>
          <table:table-cell office:value-type="string" calcext:value-type="string">
            <text:p>Ly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13T21:07:53" calcext:value-type="date">
            <text:p>13/03/2017 21:07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2704" calcext:value-type="float">
            <text:p>42704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21:54:00" calcext:value-type="date">
            <text:p>03/03/2017 21:5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635" calcext:value-type="float">
            <text:p>35635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8" calcext:value-type="float">
            <text:p>12058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8:24:12.000001" calcext:value-type="date">
            <text:p>21/02/2017 18:2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025" calcext:value-type="float">
            <text:p>28025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1" calcext:value-type="float">
            <text:p>15291</text:p>
          </table:table-cell>
          <table:table-cell office:value-type="string" calcext:value-type="string">
            <text:p>Renn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3T18:19:05" calcext:value-type="date">
            <text:p>03/03/2017 18:1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5499" calcext:value-type="float">
            <text:p>35499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8T00:07:29" calcext:value-type="date">
            <text:p>28/02/2017 00:0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1207" calcext:value-type="float">
            <text:p>31207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71" calcext:value-type="float">
            <text:p>16471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22:26:37" calcext:value-type="date">
            <text:p>07/03/2017 22:2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952" calcext:value-type="float">
            <text:p>38952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2" calcext:value-type="float">
            <text:p>16152</text:p>
          </table:table-cell>
          <table:table-cell office:value-type="string" calcext:value-type="string">
            <text:p>Douai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09:47:34" calcext:value-type="date">
            <text:p>07/03/2017 09:4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290" calcext:value-type="float">
            <text:p>38290</text:p>
          </table:table-cell>
          <table:table-cell office:value-type="float" office:value="11685" calcext:value-type="float">
            <text:p>1168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2" calcext:value-type="float">
            <text:p>15132</text:p>
          </table:table-cell>
          <table:table-cell office:value-type="string" calcext:value-type="string">
            <text:p>Auxer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3T10:30:25" calcext:value-type="date">
            <text:p>03/03/2017 10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5077" calcext:value-type="float">
            <text:p>35077</text:p>
          </table:table-cell>
          <table:table-cell office:value-type="float" office:value="10397" calcext:value-type="float">
            <text:p>103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0T11:32:07" calcext:value-type="date">
            <text:p>20/02/2017 11:3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330" calcext:value-type="float">
            <text:p>27330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96" calcext:value-type="float">
            <text:p>15896</text:p>
          </table:table-cell>
          <table:table-cell office:value-type="string" calcext:value-type="string">
            <text:p>Lons le saun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6T07:59:43" calcext:value-type="date">
            <text:p>06/03/2017 07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7434" calcext:value-type="float">
            <text:p>37434</text:p>
          </table:table-cell>
          <table:table-cell office:value-type="float" office:value="10561" calcext:value-type="float">
            <text:p>1056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30" calcext:value-type="float">
            <text:p>19130</text:p>
          </table:table-cell>
          <table:table-cell office:value-type="string" calcext:value-type="string">
            <text:p>Bordeaux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13T20:21:38" calcext:value-type="date">
            <text:p>13/03/2017 20:21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42668" calcext:value-type="float">
            <text:p>42668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4" calcext:value-type="float">
            <text:p>17134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9T14:18:36" calcext:value-type="date">
            <text:p>09/03/2017 14:1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968" calcext:value-type="float">
            <text:p>39968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94" calcext:value-type="float">
            <text:p>16994</text:p>
          </table:table-cell>
          <table:table-cell office:value-type="string" calcext:value-type="string">
            <text:p>Argenta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8T20:46:09.000001" calcext:value-type="date">
            <text:p>08/03/2017 20:4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634" calcext:value-type="float">
            <text:p>39634</text:p>
          </table:table-cell>
          <table:table-cell office:value-type="float" office:value="10388" calcext:value-type="float">
            <text:p>103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3" calcext:value-type="float">
            <text:p>16043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6T19:36:27" calcext:value-type="date">
            <text:p>06/03/2017 19:3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7897" calcext:value-type="float">
            <text:p>37897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6T23:41:37" calcext:value-type="date">
            <text:p>06/03/2017 23:4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8179" calcext:value-type="float">
            <text:p>3817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7" calcext:value-type="float">
            <text:p>15407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01:50:12.999999" calcext:value-type="date">
            <text:p>04/03/2017 01:5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58.10</text:p>
          </table:table-cell>
          <table:table-cell office:value-type="float" office:value="35686" calcext:value-type="float">
            <text:p>35686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2" calcext:value-type="float">
            <text:p>16992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20:43:50" calcext:value-type="date">
            <text:p>08/03/2017 20:4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632" calcext:value-type="float">
            <text:p>3963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19" calcext:value-type="float">
            <text:p>15619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21:04:48" calcext:value-type="date">
            <text:p>04/03/2017 21:0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391" calcext:value-type="float">
            <text:p>36391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8T22:17:20" calcext:value-type="date">
            <text:p>08/03/2017 22: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670" calcext:value-type="float">
            <text:p>39670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23:11:20.000001" calcext:value-type="date">
            <text:p>16/02/2017 23:1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863" calcext:value-type="float">
            <text:p>25863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9" calcext:value-type="float">
            <text:p>16229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7T13:56:32" calcext:value-type="date">
            <text:p>07/03/2017 13:5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8574" calcext:value-type="float">
            <text:p>38574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8" calcext:value-type="float">
            <text:p>17268</text:p>
          </table:table-cell>
          <table:table-cell office:value-type="string" calcext:value-type="string">
            <text:p>Ly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9T21:40:10" calcext:value-type="date">
            <text:p>09/03/2017 21:4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0286" calcext:value-type="float">
            <text:p>40286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7" calcext:value-type="float">
            <text:p>11657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0T12:15:47" calcext:value-type="date">
            <text:p>20/02/2017 12:1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346" calcext:value-type="float">
            <text:p>27346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7T21:19:11" calcext:value-type="date">
            <text:p>17/02/2017 21:1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279" calcext:value-type="float">
            <text:p>26279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string" calcext:value-type="string">
            <text:p>Le Puy en Velay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13:51:16" calcext:value-type="date">
            <text:p>07/03/2017 13:5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555" calcext:value-type="float">
            <text:p>38555</text:p>
          </table:table-cell>
          <table:table-cell office:value-type="float" office:value="10548" calcext:value-type="float">
            <text:p>1054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81" calcext:value-type="float">
            <text:p>18281</text:p>
          </table:table-cell>
          <table:table-cell office:value-type="string" calcext:value-type="string">
            <text:p>Thonon-les-Bai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3T15:37:00" calcext:value-type="date">
            <text:p>13/03/2017 15:3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414" calcext:value-type="float">
            <text:p>42414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30" calcext:value-type="float">
            <text:p>16330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7T20:42:33" calcext:value-type="date">
            <text:p>07/03/2017 20:4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8848" calcext:value-type="float">
            <text:p>38848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4" calcext:value-type="float">
            <text:p>11614</text:p>
          </table:table-cell>
          <table:table-cell office:value-type="string" calcext:value-type="string">
            <text:p>Marseill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0T08:27:36.000001" calcext:value-type="date">
            <text:p>20/02/2017 08:2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241" calcext:value-type="float">
            <text:p>27241</text:p>
          </table:table-cell>
          <table:table-cell office:value-type="float" office:value="10616" calcext:value-type="float">
            <text:p>1061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15:43:35" calcext:value-type="date">
            <text:p>05/03/2017 15:4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797" calcext:value-type="float">
            <text:p>36797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10:39:38" calcext:value-type="date">
            <text:p>01/03/2017 10:3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2882" calcext:value-type="float">
            <text:p>32882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4" calcext:value-type="float">
            <text:p>17064</text:p>
          </table:table-cell>
          <table:table-cell office:value-type="string" calcext:value-type="string">
            <text:p>Bloi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9T09:37:12" calcext:value-type="date">
            <text:p>09/03/2017 09:3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773" calcext:value-type="float">
            <text:p>39773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2" calcext:value-type="float">
            <text:p>19102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3T19:27:55" calcext:value-type="date">
            <text:p>13/03/2017 19:2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616" calcext:value-type="float">
            <text:p>42616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table table:name="Liste villes" table:style-name="ta1">
        <table:table-column table:style-name="co4" table:default-cell-style-name="Default"/>
        <table:table-row table:style-name="ro1" table:number-rows-repeated="52">
          <table:table-cell/>
        </table:table-row>
        <table:table-row table:style-name="ro2">
          <table:table-cell table:style-name="ce1"/>
        </table:table-row>
        <table:table-row table:style-name="ro1" table:number-rows-repeated="310">
          <table:table-cell/>
        </table:table-row>
        <table:table-row table:style-name="ro2">
          <table:table-cell table:style-name="ce1"/>
        </table:table-row>
      </table:table>
      <table:named-expressions/>
      <table:database-ranges>
        <table:database-range table:name="__Anonymous_Sheet_DB__0" table:target-range-address="Commandes.A1:Commandes.O235"/>
        <table:database-range table:name="__Anonymous_Sheet_DB__1" table:target-range-address="'Liste villes'.A1:'Liste villes'.A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00:55:03.329506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9:29:01.673575715</meta:creation-date>
    <dc:date>2017-03-23T01:07:13.712621626</dc:date>
    <meta:editing-duration>PT2H13M2S</meta:editing-duration>
    <meta:editing-cycles>3</meta:editing-cycles>
    <meta:generator>LibreOffice/5.1.6.2$Linux_X86_64 LibreOffice_project/10m0$Build-2</meta:generator>
    <meta:document-statistic meta:table-count="2" meta:cell-count="2606" meta:object-count="0"/>
  </office:meta>
</office:document-meta>
</file>